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officeooo:paragraph-rsid="0006eb21"/>
    </style:style>
    <style:style style:name="P4" style:family="paragraph" style:parent-style-name="Standard">
      <style:paragraph-properties fo:text-align="start" style:justify-single-word="false"/>
      <style:text-properties officeooo:paragraph-rsid="000de0a0"/>
    </style:style>
    <style:style style:name="P5" style:family="paragraph" style:parent-style-name="Standard">
      <style:paragraph-properties fo:text-align="start" style:justify-single-word="false"/>
      <style:text-properties officeooo:rsid="0006eb21" officeooo:paragraph-rsid="0006eb21"/>
    </style:style>
    <style:style style:name="P6" style:family="paragraph" style:parent-style-name="Standard" style:list-style-name="L2">
      <style:paragraph-properties fo:text-align="start" style:justify-single-word="false"/>
      <style:text-properties officeooo:rsid="0006eb21" officeooo:paragraph-rsid="0006eb21"/>
    </style:style>
    <style:style style:name="P7" style:family="paragraph" style:parent-style-name="Standard">
      <style:paragraph-properties fo:text-align="start" style:justify-single-word="false"/>
      <style:text-properties fo:font-weight="normal" officeooo:paragraph-rsid="000de0a0" style:font-weight-asian="normal" style:font-weight-complex="normal"/>
    </style:style>
    <style:style style:name="P8" style:family="paragraph" style:parent-style-name="Standard">
      <style:paragraph-properties fo:text-align="start" style:justify-single-word="false"/>
      <style:text-properties fo:font-weight="normal" officeooo:rsid="000de0a0" officeooo:paragraph-rsid="000de0a0" style:font-weight-asian="normal" style:font-weight-complex="normal"/>
    </style:style>
    <style:style style:name="P9" style:family="paragraph" style:parent-style-name="Standard">
      <style:paragraph-properties fo:text-align="start" style:justify-single-word="false"/>
      <style:text-properties fo:font-style="normal" fo:font-weight="normal" officeooo:rsid="0006eb21" officeooo:paragraph-rsid="0006eb21"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rsid="0008cbaa" officeooo:paragraph-rsid="0008cbaa"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0a5c02" officeooo:paragraph-rsid="000a5c02"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rsid="000b322b" officeooo:paragraph-rsid="000b322b"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0b322b" officeooo:paragraph-rsid="000bb4de"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0bb4de" officeooo:paragraph-rsid="000bb4de"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0c64ad" officeooo:paragraph-rsid="000c64ad"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italic" fo:font-weight="normal" officeooo:rsid="000bb4de" officeooo:paragraph-rsid="000c64ad"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fo:font-weight="bold" officeooo:rsid="0008cbaa" officeooo:paragraph-rsid="0008cbaa"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08cbaa" officeooo:paragraph-rsid="000a5c02"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fo:font-weight="bold" officeooo:rsid="0008cbaa" officeooo:paragraph-rsid="000b322b"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tyle="italic" fo:font-weight="bold" officeooo:rsid="0008cbaa" officeooo:paragraph-rsid="000c64ad"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weight="bold" officeooo:paragraph-rsid="000de0a0"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officeooo:rsid="0006eb2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6eb21" style:font-style-asian="italic" style:font-style-complex="italic"/>
    </style:style>
    <style:style style:name="T6" style:family="text">
      <style:text-properties fo:font-style="italic" officeooo:rsid="000a5c02" style:font-style-asian="italic" style:font-style-complex="italic"/>
    </style:style>
    <style:style style:name="T7" style:family="text">
      <style:text-properties fo:font-style="italic" officeooo:rsid="0008cbaa" style:font-style-asian="italic" style:font-style-complex="italic"/>
    </style:style>
    <style:style style:name="T8" style:family="text">
      <style:text-properties fo:font-style="italic" officeooo:rsid="000bb4de" style:font-style-asian="italic" style:font-style-complex="italic"/>
    </style:style>
    <style:style style:name="T9" style:family="text">
      <style:text-properties fo:font-style="italic" officeooo:rsid="000c64ad"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06eb21"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0c64ad" style:font-style-asian="normal" style:font-style-complex="normal"/>
    </style:style>
    <style:style style:name="T15" style:family="text">
      <style:text-properties fo:font-style="normal" officeooo:rsid="000de0a0" style:font-style-asian="normal" style:font-style-complex="normal"/>
    </style:style>
    <style:style style:name="T16" style:family="text">
      <style:text-properties fo:font-style="normal" fo:font-weight="normal" officeooo:rsid="0006eb21" style:font-style-asian="normal" style:font-weight-asian="normal" style:font-style-complex="normal" style:font-weight-complex="normal"/>
    </style:style>
    <style:style style:name="T17" style:family="text">
      <style:text-properties fo:font-style="normal" fo:font-weight="normal" officeooo:rsid="000de0a0" style:font-style-asian="normal" style:font-weight-asian="normal" style:font-style-complex="normal" style:font-weight-complex="normal"/>
    </style:style>
    <style:style style:name="T18" style:family="text">
      <style:text-properties officeooo:rsid="0008cbaa"/>
    </style:style>
    <style:style style:name="T19" style:family="text">
      <style:text-properties officeooo:rsid="000a5c02"/>
    </style:style>
    <style:style style:name="T20" style:family="text">
      <style:text-properties officeooo:rsid="000b322b"/>
    </style:style>
    <style:style style:name="T21" style:family="text">
      <style:text-properties officeooo:rsid="000bb4de"/>
    </style:style>
    <style:style style:name="T22" style:family="text">
      <style:text-properties officeooo:rsid="000c64a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263 Web Design Project</text:p>
      <text:p text:style-name="P2"/>
      <text:p text:style-name="P1"><text:span text:style-name="T1">Author: Jake Wilson<text:tab/></text:span><text:tab/><text:span text:style-name="T1">Student#: 49606681<text:tab/></text:span><text:tab/><text:span text:style-name="T1">Group: 9</text:span></text:p>
      <text:p text:style-name="P1"/>
      <text:p text:style-name="P5">My project uses a local mysql database and queries to and from this database.</text:p>
      <text:p text:style-name="P5"/>
      <text:p text:style-name="P5">To set up access to your own local datab<text:span text:style-name="T18">a</text:span>se, </text:p>
      <text:list xml:id="list1724049673" text:style-name="L2">
        <text:list-item>
          <text:p text:style-name="P6">Head to <text:span text:style-name="T4">OpenReviewSkeleton/login.php</text:span></text:p>
        </text:list-item>
        <text:list-item>
          <text:p text:style-name="P6"><text:span text:style-name="T12">$host</text:span> is the host address, localhost is used in my solution</text:p>
        </text:list-item>
        <text:list-item>
          <text:p text:style-name="P6"><text:span text:style-name="T10">$data</text:span> is the name of your database that you will be using</text:p>
        </text:list-item>
        <text:list-item>
          <text:p text:style-name="P6"><text:span text:style-name="T10">$user</text:span> and <text:span text:style-name="T10">$pass</text:span> are the associated Username and Password for the chosen database</text:p>
        </text:list-item>
      </text:list>
      <text:p text:style-name="P5"/>
      <text:p text:style-name="P5">login.php is referenced several times throughout my project to create a connection to the database,</text:p>
      <text:p text:style-name="P3"><text:span text:style-name="T2">the command, </text:span><text:span text:style-name="T11">include ‘login.php’; </text:span><text:span text:style-name="T16">opens this connection and allows the use of </text:span><text:span text:style-name="T11">$open_review_s_db <text:s/></text:span></text:p>
      <text:p text:style-name="P9">variable to query the database.</text:p>
      <text:p text:style-name="P9"/>
      <text:p text:style-name="P10">Index.html is the homepage, from here you have access to Employer Rankings and Review an Employer</text:p>
      <text:p text:style-name="P10"/>
      <text:p text:style-name="P10">Employer Rankings takes you to a page that shows Company Ratings on the left and a Top 5 Rated Companies chart.js Bar graph on the right.</text:p>
      <text:p text:style-name="P10">Company Ratings shows every company that has at least 1 Employer Review in the database by using the following SQL Query: </text:p>
      <text:p text:style-name="P10"/>
      <text:p text:style-name="P17">“SELECT company_name, overall_rating, reviews_count FROM reviewedEmployer_S ORDER BY overall_rating desc”;</text:p>
      <text:p text:style-name="P17"/>
      <text:p text:style-name="P10">This query accesses the reviewEmployer_S database View and gives us the data in descending order of Overall Rating (5 Rating given first etc.)</text:p>
      <text:p text:style-name="P10">Each of these are displayed with the company name, the rating out of 5 and the total amount of company reviews in the database.</text:p>
      <text:p text:style-name="P10">The Bar Graph uses the code in <text:span text:style-name="T5">OpenReviewSkeleton/</text:span><text:span text:style-name="T4">js/bargraph.js and <text:s/></text:span><text:span text:style-name="T5">OpenReviewSkeleton/</text:span><text:span text:style-name="T6">graph_data.php</text:span></text:p>
      <text:p text:style-name="P11"><text:span text:style-name="T4">The database is queried with the following:</text:span></text:p>
      <text:p text:style-name="P11"><text:span text:style-name="T4"/></text:p>
      <text:p text:style-name="P18">“SELECT overall_rating, company_name FROM reviewedEmployer_S ORDER BY overall_rating desc <text:span text:style-name="T19">LIMIT 5</text:span>”;</text:p>
      <text:p text:style-name="P18"/>
      <text:p text:style-name="P11">This returns a JSON with the 5 company names that have the highest Overall Rating and their corresponding ratings.</text:p>
      <text:p text:style-name="P11">This JSON is then used in bargraph.js to get the data and place it in the chart.js bar graph.</text:p>
      <text:p text:style-name="P11"/>
      <text:p text:style-name="P11">Review an Employer takes you to a Page which shows many Review Inputs which correspond to fields in the database.</text:p>
      <text:p text:style-name="P11"/>
      <text:p text:style-name="P14">The code for the <text:span text:style-name="T19">Review an Employer </text:span>page is <text:span text:style-name="T5">OpenReviewSkeleton/</text:span><text:span text:style-name="T9">review_employer</text:span><text:span text:style-name="T6">.php</text:span></text:p>
      <text:p text:style-name="P11">The first is the most important, Enter an Employer. </text:p>
      <text:p text:style-name="P11">The function of this is to enter an Employer name, and as you type get an autocomplete list of matching Employers that exist in the database. </text:p>
      <text:p text:style-name="P11">The code for this feature is in <text:s/><text:span text:style-name="T5">OpenReviewSkeleton/</text:span><text:span text:style-name="T7">js/</text:span><text:span text:style-name="T4">frontend_script.js </text:span>and <text:span text:style-name="T5">OpenReviewSkeleton/</text:span><text:span text:style-name="T4">backend_script.php</text:span></text:p>
      <text:p text:style-name="P12"><text:span text:style-name="T4">backend_script uses the following query:</text:span></text:p>
      <text:p text:style-name="P12"><text:soft-page-break/><text:span text:style-name="T4"/></text:p>
      <text:p text:style-name="P19">“SELECT * FROM <text:span text:style-name="T20">employer</text:span> <text:span text:style-name="T20">WHERE company_name LIKE ‘%”.$searchTerm.”%’</text:span>”;</text:p>
      <text:p text:style-name="P19"/>
      <text:p text:style-name="P12">This returns the table of every employer who has the entered search term somewhere in their name.</text:p>
      <text:p text:style-name="P13"><text:span text:style-name="T6">backend_script.php</text:span> also has two <text:span text:style-name="T21">preset values, $wordLength and $numberResult.</text:span></text:p>
      <text:p text:style-name="P14">$wordLength determines at how many letters typed in the autocomplete will begin.</text:p>
      <text:p text:style-name="P14">$numberResult determines how many results at a maximum will be displayed.</text:p>
      <text:p text:style-name="P13"><text:span text:style-name="T6">backend_script.php</text:span><text:span text:style-name="T19"> </text:span><text:span text:style-name="T21">returns a JSON which is then used by </text:span><text:span text:style-name="T6">frontend_script.js </text:span><text:span text:style-name="T8">which runs the javascript autocomplete function on it.</text:span></text:p>
      <text:p text:style-name="P13"><text:span text:style-name="T8"/></text:p>
      <text:p text:style-name="P14"><text:span text:style-name="T4">The other fields in Review an Employer are Inputs the user can choose to enter in their review.</text:span></text:p>
      <text:p text:style-name="P14"><text:span text:style-name="T4">When all the inputs are entered, you can push the yellow button, </text:span><text:span text:style-name="T10">Submit Employer Review</text:span><text:span text:style-name="T4">.</text:span></text:p>
      <text:p text:style-name="P14"><text:span text:style-name="T4">If the Entered company name is in the database the input fields will be sent to the database and a simple confirmation page will be opened, successful_review_submit.php</text:span></text:p>
      <text:p text:style-name="P14"><text:span text:style-name="T4">If the entered company name is not in the database, nothing will happen and all the input fields will be emptied/returned to default.</text:span></text:p>
      <text:p text:style-name="P14"><text:span text:style-name="T4"/></text:p>
      <text:p text:style-name="P16">When <text:span text:style-name="T2">OpenReviewSkeleton/</text:span><text:span text:style-name="T22">review_employer</text:span><text:span text:style-name="T19">.php </text:span><text:span text:style-name="T14">is first opened all of the variables assigned to each input field are populated with appropriate default values. When the <text:s/></text:span><text:span text:style-name="T3">Submit Employer Review </text:span><text:span text:style-name="T14">button is pushed, The database is queried with the following: </text:span></text:p>
      <text:p text:style-name="P16"><text:span text:style-name="T14"/></text:p>
      <text:p text:style-name="P20">“SELECT <text:span text:style-name="T22">MAX(reviewId) AS max</text:span> FROM <text:span text:style-name="T20">empl</text:span><text:span text:style-name="T22">oyerreview_s”</text:span>;</text:p>
      <text:p text:style-name="P20"/>
      <text:p text:style-name="P15">This return the single highest reviewId in the database, This is then incremented by 1 to then produce a new unique reviewId to be used on the next database entry.</text:p>
      <text:p text:style-name="P15">Then we check if the Employer Name Autocomplete field is not empty and if it isnt empty we check if the input value exists in the database with:</text:p>
      <text:p text:style-name="P15"/>
      <text:p text:style-name="P20">“SELECT <text:span text:style-name="T22">employer_id AS id</text:span> FROM <text:span text:style-name="T20">empl</text:span><text:span text:style-name="T22">oyer WHERE company_name = ‘$tempName’”</text:span>;</text:p>
      <text:p text:style-name="P20"/>
      <text:p text:style-name="P15">and check if the output has more than 0 values in it, thus the employer exists in the database. Then we run through all of the input fields, check if they are empty, if they are not empty we put the entered data into the default variables we made earlier. This process ensures that we have some kind of value for every input field regardless of if the user enters data or not.</text:p>
      <text:p text:style-name="P4"><text:span text:style-name="T17">We then prepare the following SQL Query:</text:span></text:p>
      <text:p text:style-name="P21"><text:span text:style-name="T15">"INSERT INTO employerreview_s (reviewId, employerId, reviewDateTime, advice, <text:tab/>cons, employmentStatus, isCurrentJob, jobEndingYear, jobTitle, <text:tab/>lengthOfEmployment, pros, ratingBusinessOutlook, ratingCareerOpportunities, <text:tab/>ratingCeo, ratingCompensationAndBenefits, ratingCultureAndValues, <text:tab/>ratingDiversityAndInclusion,</text:span></text:p>
      <text:p text:style-name="P21"><text:span text:style-name="T15"><text:tab/>ratingOverall, ratingRecommendToFriend, ratingSeniorLeadership, <text:tab/>ratingWorkLifeBalance, summary) </text:span></text:p>
      <text:p text:style-name="P21"><text:span text:style-name="T15">VALUES" . <text:s text:c="21"/><text:tab/>"(:reviewId, :employerId, :reviewDateTime, :review_advice, :review_cons, </text:span></text:p>
      <text:p text:style-name="P21"><text:span text:style-name="T15"><text:tab/>:employmentStatus, :yes_no, :jobEndingYear, :review_jobTitle, :numYears, </text:span></text:p>
      <text:p text:style-name="P21"><text:span text:style-name="T15"><text:tab/>:review_pros, :business_outlook, :careerOpportunities, :rate_ceo, :CompAndBenefits, </text:span></text:p>
      <text:p text:style-name="P21"><text:span text:style-name="T15"><text:tab/>:CultureAndValues, :DiverseAndIncl, :OverallRate, :recommend_friend, </text:span></text:p>
      <text:p text:style-name="P21"><text:span text:style-name="T15"><text:tab/>:SeniorLeadership, :WorkLifeBalance, :review_summary)";</text:span></text:p>
      <text:p text:style-name="P7"><text:span text:style-name="T15"/></text:p>
      <text:p text:style-name="P8"><text:span text:style-name="T13">This Just lists all of the database fields we enter data into and assigns them a parameter which we then populate with the variables of all the entered data from before. This query is then sent to the database and the data is entered.</text:span></text:p>
      <text:p text:style-name="P8"><text:soft-page-break/><text:span text:style-name="T13">To test whether an employer review has worked, either find your chosen employer name in employer rankings and note its number of reviews or choose one that doesnt have any reviews. Enter the review for the Employer making sure the autocomplete box has your chosen employer and you select it. Then return to the employer review and find that your chosen employer either has one more employer review or a new box containing the employer name, You can also give them a 5 rating in overall rating and possibly see them on the top 5 chart depending on what other companies have 5 rat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7T03:01:09.213000000</meta:creation-date>
    <dc:date>2022-10-17T04:19:13.311000000</dc:date>
    <meta:editing-duration>PT14M1S</meta:editing-duration>
    <meta:editing-cycles>1</meta:editing-cycles>
    <meta:document-statistic meta:table-count="0" meta:image-count="0" meta:object-count="0" meta:page-count="3" meta:paragraph-count="54" meta:word-count="920" meta:character-count="6115" meta:non-whitespace-character-count="5204"/>
    <meta:generator>LibreOffice/7.2.0.4$Windows_X86_64 LibreOffice_project/9a9c6381e3f7a62afc1329bd359cc48accb6435b</meta:generator>
  </office:meta>
</office:document-meta>
</file>